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<text:s text:c="29"/>1.Apology Email</text:span><text:span text:style-name="T3"/></text:p>
      <text:p text:style-name="P1"><text:span text:style-name="T3"/></text:p>
      <text:p text:style-name="P1"><text:span text:style-name="T4">Subject: I'm Really Sorry</text:span></text:p>
      <text:p text:style-name="P1"><text:span text:style-name="T4">Hey bharti suthar,</text:span></text:p>
      <text:p text:style-name="P1"><text:span text:style-name="T4"/></text:p>
      <text:p text:style-name="P1"><text:span text:style-name="T4">I just wanted to say I’m really sorry for what happened<text:s/></text:span><text:span text:style-name="T5">– e.g., "missing your call yesterday" or "not being there when you needed me". I feel bad about it and I know I let you down.</text:span></text:p>
      <text:p text:style-name="P1"><text:span text:style-name="T5"/></text:p>
      <text:p text:style-name="P1"><text:span text:style-name="T5">It wasn’t intentional, and I hope you know how much I value our friendship. I’ll do better moving forward because you mean a lot to me.</text:span></text:p>
      <text:p text:style-name="P1"><text:span text:style-name="T5"/></text:p>
      <text:p text:style-name="P1"><text:span text:style-name="T5">If you're up for it, I’d love to catch up soon – maybe suggest a plan, like "grab coffee this weekend" or "hang out after work"?</text:span></text:p>
      <text:p text:style-name="P1"><text:span text:style-name="T5">Thanks for being patient with me. Hope we’re good.</text:span></text:p>
      <text:p text:style-name="P1"><text:span text:style-name="T5"/></text:p>
      <text:p text:style-name="P1"><text:span text:style-name="T5">Take care,</text:span></text:p>
      <text:p text:style-name="P1"><text:span text:style-name="T6">Pinal Panchal</text:span><text:span text:style-name="T7"/></text:p>
      <text:p text:style-name="P1"><text:span text:style-name="T8"/></text:p>
      <text:p text:style-name="P1"><text:span text:style-name="T8"/></text:p>
      <text:p text:style-name="P1"><text:span text:style-name="T9"><text:s text:c="73"/></text:span></text:p>
      <text:p text:style-name="P1"><text:span text:style-name="T9"><text:s text:c="76"/></text:span><text:span text:style-name="T10">1.Thank You Email</text:span></text:p>
      <text:p text:style-name="P1"><text:span text:style-name="T10"/></text:p>
      <text:p text:style-name="P1"><text:span text:style-name="T11">Subject: Thank You for Your Support and Guidance</text:span></text:p>
      <text:p text:style-name="P1"><text:span text:style-name="T11"/></text:p>
      <text:p text:style-name="P1"><text:span text:style-name="T11">Dear Gaurav Sir,</text:span></text:p>
      <text:p text:style-name="P1"><text:span text:style-name="T11"/></text:p>
      <text:p text:style-name="P1"><text:span text:style-name="T11">I just wanted to take a moment to sincerely thank you for your support and guidance. Your leadership and encouragement make a big difference in my work, and I truly appreciate the opportunities you've given me to grow and learn.</text:span></text:p>
      <text:p text:style-name="P1"><text:span text:style-name="T11"/></text:p>
      <text:p text:style-name="P1"><text:span text:style-name="T11">Your insights and feedback always help me improve, and I feel lucky to work under your direction. I look forward to contributing more and continuing to learn from you.</text:span></text:p>
      <text:p text:style-name="P1"><text:span text:style-name="T11"/></text:p>
      <text:p text:style-name="P1"><text:span text:style-name="T11">Thanks again for everything you do!</text:span></text:p>
      <text:p text:style-name="P1"><text:span text:style-name="T11"/></text:p>
      <text:p text:style-name="P1"><text:span text:style-name="T11">Best regards, </text:span></text:p>
      <text:p text:style-name="P1"><text:span text:style-name="T11">Pinal Panchal</text:span></text:p>
      <text:p text:style-name="P1"><text:span text:style-name="T11"/></text:p>
      <text:p text:style-name="P1"><text:span text:style-name="T11"/></text:p>
      <text:p text:style-name="P1"><text:span text:style-name="T11"><text:s text:c="68"/></text:span><text:span text:style-name="T12"/></text:p>
      <text:p text:style-name="P1"><text:span text:style-name="T12"><text:s text:c="53"/></text:span><text:span text:style-name="T13">3. Reminder<text:s text:c="2"/>Email</text:span></text:p>
      <text:p text:style-name="P1"><text:span text:style-name="T13"/></text:p>
      <text:p text:style-name="P1"><text:span text:style-name="T13"/></text:p>
      <text:p text:style-name="P1"><text:span text:style-name="T14">Subject: Reminder: Meeting Tomorrow at 10:00 AM</text:span></text:p>
      <text:p text:style-name="P1"><text:span text:style-name="T14"/></text:p>
      <text:p text:style-name="P1"><text:span text:style-name="T14">Hi Gaurav Sir</text:span></text:p>
      <text:p text:style-name="P1"><text:span text:style-name="T14"/></text:p>
      <text:p text:style-name="P1"><text:span text:style-name="T14">Just a quick reminder about our scheduled meeting tomorrow, Wednesday, May 15, at 10:00 AM. We'll be discussing Client Feedback Review.</text:span></text:p>
      <text:p text:style-name="P1"><text:span text:style-name="T14"/></text:p>
      <text:p text:style-name="P1"><text:span text:style-name="T14">Please let me know if you need to reschedule or if there’s anything you’d like to add to the agenda.</text:span></text:p>
      <text:p text:style-name="P1"><text:span text:style-name="T14"/></text:p>
      <text:p text:style-name="P1"><text:span text:style-name="T14">Looking forward to speaking with you!</text:span></text:p>
      <text:p text:style-name="P1"><text:span text:style-name="T14"/></text:p>
      <text:p text:style-name="P1"><text:span text:style-name="T14">Best regards,</text:span></text:p>
      <text:p text:style-name="P1"><text:span text:style-name="T14">Pinal Panchal</text:span></text:p>
      <text:p text:style-name="P1"><text:span text:style-name="T14">Graphic Designer</text:span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5"><text:s text:c="21"/>4.introduction Email to Client</text:span><text:span text:style-name="T16"/></text:p>
      <text:p text:style-name="P1"><text:span text:style-name="T16"/></text:p>
      <text:p text:style-name="P1"><text:span text:style-name="T16"/></text:p>
      <text:p text:style-name="P1"><text:span text:style-name="T16">Subject: Introduction<text:s/></text:span><text:span text:style-name="T17">–<text:s/></text:span><text:span text:style-name="T18">Pinal Panchal</text:span><text:span text:style-name="T19"><text:s/>from tops infosolutions</text:span></text:p>
      <text:p text:style-name="P1"><text:span text:style-name="T19"/></text:p>
      <text:p text:style-name="P1"><text:span text:style-name="T19">Hi<text:s/></text:span><text:span text:style-name="T20">solanki neha</text:span><text:span text:style-name="T21">,</text:span></text:p>
      <text:p text:style-name="P1"><text:span text:style-name="T21"/></text:p>
      <text:p text:style-name="P1"><text:span text:style-name="T21">I hope you’re doing well. My name is<text:s/></text:span><text:span text:style-name="T22">Pina Panchal</text:span><text:span text:style-name="T23">, and I’m the new<text:s/></text:span><text:span text:style-name="T24">Graphic Designer<text:s/></text:span><text:span text:style-name="T25">at<text:s/></text:span><text:span text:style-name="T26">T</text:span><text:span text:style-name="T27">ops infosolutions. I’ll be your main point of contact moving forward, and I’m excited to work with you.</text:span></text:p>
      <text:p text:style-name="P1"><text:span text:style-name="T27"/></text:p>
      <text:p text:style-name="P1"><text:span text:style-name="T27">I’ve reviewed your account/project, and I’m here to ensure everything runs smoothly and that you get the support you need. Please don’t hesitate to reach out with any questions or requests.</text:span></text:p>
      <text:p text:style-name="P1"><text:span text:style-name="T27"/></text:p>
      <text:p text:style-name="P1"><text:span text:style-name="T27">Looking forward to connecting and working together!</text:span></text:p>
      <text:p text:style-name="P1"><text:span text:style-name="T27"/></text:p>
      <text:p text:style-name="P1"><text:span text:style-name="T27">Best regards,</text:span></text:p>
      <text:p text:style-name="P1"><text:span text:style-name="T28">Pinal Panchal</text:span><text:span text:style-name="T29"/></text:p>
      <text:p text:style-name="P1"><text:span text:style-name="T30">Graphic Designer</text:span><text:span text:style-name="T31"/></text:p>
      <text:p text:style-name="P1"><text:span text:style-name="T32">tops infosolutions</text:span><text:span text:style-name="T33"/></text:p>
      <text:p text:style-name="P1"><text:span text:style-name="T34">93283 51653</text:span><text:span text:style-name="T35"><text:s/></text:span><text:span text:style-name="T36"/></text:p>
      <text:p text:style-name="P1"><text:span text:style-name="T36"><text:s text:c="53"/></text:span></text:p>
      <text:p text:style-name="P1"><text:span text:style-name="T36"/></text:p>
      <text:p text:style-name="P1"><text:span text:style-name="T36"><text:s text:c="89"/></text:span><text:span text:style-name="T37"><text:s text:c="52"/></text:span></text:p>
      <text:p text:style-name="P1"><text:span text:style-name="T37"><text:s text:c="24"/>5. Resignation Email</text:span></text:p>
      <text:p text:style-name="P1"><text:span text:style-name="T37"/></text:p>
      <text:p text:style-name="P1"><text:span text:style-name="T38">Subject: Resignation Notice<text:s/></text:span><text:span text:style-name="T39">–<text:s/></text:span><text:span text:style-name="T40">Pinal Panchal</text:span><text:span text:style-name="T41"/></text:p>
      <text:p text:style-name="P1"><text:span text:style-name="T41"/></text:p>
      <text:p text:style-name="P1"><text:span text:style-name="T41">Dear<text:s/></text:span><text:span text:style-name="T42">Gaurav sir</text:span><text:span text:style-name="T43">,</text:span></text:p>
      <text:p text:style-name="P1"><text:span text:style-name="T43"/></text:p>
      <text:p text:style-name="P1"><text:span text:style-name="T43">I hope you’re doing well. I’m writing to formally resign from my position as<text:s/></text:span><text:span text:style-name="T44">Graphic Designer</text:span><text:span text:style-name="T45"><text:s/>at<text:s/></text:span><text:span text:style-name="T46">Tops Infosoluction</text:span><text:span text:style-name="T47">, effective<text:s/></text:span><text:span text:style-name="T48">last working day date is a 4 april.</text:span><text:span text:style-name="T49"/></text:p>
      <text:p text:style-name="P1"><text:span text:style-name="T49"/></text:p>
      <text:p text:style-name="P1"><text:span text:style-name="T49">This decision wasn’t an easy one, and I’ve truly appreciated the opportunities I’ve had while working here. I’ve learned a lot and enjoyed being part of the team. However, after careful consideration, I feel it’s time for me to pursue new challenges.</text:span></text:p>
      <text:p text:style-name="P1"><text:span text:style-name="T49"/></text:p>
      <text:p text:style-name="P1"><text:span text:style-name="T49">I’m committed to making this transition as smooth as possible. Please let me know how I can assist with training my replacement or handing over my responsibilities.</text:span></text:p>
      <text:p text:style-name="P1"><text:span text:style-name="T49"/></text:p>
      <text:p text:style-name="P1"><text:span text:style-name="T49">Thank you again for the opportunity to be part of [</text:span><text:span text:style-name="T50">Tops Infosolution</text:span><text:span text:style-name="T51">]. I’ve enjoyed working here and am grateful for the support and guidance you’ve provided during my time with the company.</text:span></text:p>
      <text:p text:style-name="P1"><text:span text:style-name="T51"/></text:p>
      <text:p text:style-name="P1"><text:span text:style-name="T51">Best regards,</text:span></text:p>
      <text:p text:style-name="P1"><text:span text:style-name="T52">Pinal Panchal</text:span><text:span text:style-name="T53"/></text:p>
      <text:p text:style-name="P1"><text:span text:style-name="T54">Graphic Designer</text:span><text:span text:style-name="T55"/></text:p>
      <text:p text:style-name="P1"><text:span text:style-name="T56"/></text:p>
      <text:p text:style-name="P1"><text:span text:style-name="T57"/></text:p>
      <text:p text:style-name="P1"><text:span text:style-name="T57"><text:s text:c="27"/></text:span><text:span text:style-name="T58"/></text:p>
      <text:p text:style-name="P1"><text:span text:style-name="T58"/></text:p>
      <text:p text:style-name="P1"><text:span text:style-name="T5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